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50000029BECC4D7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eeee" draw:fill="solid" draw:fill-color="#dddddd" draw:textarea-vertical-align="middle"/>
    </style:style>
    <style:style style:name="gr3" style:family="graphic" style:parent-style-name="objectwithoutfill">
      <style:graphic-properties draw:fill="none" draw:fill-color="#eeeeee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973cm" svg:height="6.312cm" svg:x="7.62cm" svg:y="3.302cm">
          <draw:image xlink:href="Pictures/10000000000000E50000029BECC4D7BE.png" xlink:type="simple" xlink:show="embed" xlink:actuate="onLoad">
            <text:p/>
          </draw:image>
        </draw:frame>
        <draw:circle draw:style-name="gr2" draw:text-style-name="P1" draw:layer="layout" svg:width="1.524cm" svg:height="1.524cm" svg:x="9.144cm" svg:y="0.762cm">
          <text:p/>
        </draw:circle>
        <draw:path draw:style-name="gr3" draw:text-style-name="P1" draw:layer="layout" svg:width="3.224cm" svg:height="0.484cm" svg:x="5.663cm" svg:y="1.145cm" svg:viewBox="0 0 3225 485" svg:d="M3225 30c-226-39-456-32-682-21-236 11-467 53-703 83-230 29-456 38-682 83-225 44-444 86-662 144l-227 104-207 62h-62">
          <text:p/>
        </draw:path>
        <draw:path draw:style-name="gr3" draw:text-style-name="P1" draw:layer="layout" svg:width="3.224cm" svg:height="0.484cm" svg:x="5.664cm" svg:y="1.446cm" svg:viewBox="0 0 3225 485" svg:d="M3225 30c-226-39-456-32-682-21-236 11-467 53-703 83-230 29-456 38-682 83-225 44-444 86-662 144l-227 104-207 62h-62">
          <text:p/>
        </draw:path>
        <draw:path draw:style-name="gr3" draw:text-style-name="P1" draw:layer="layout" svg:width="3.224cm" svg:height="0.484cm" svg:x="5.664cm" svg:y="1.946cm" svg:viewBox="0 0 3225 485" svg:d="M3225 30c-226-39-456-32-682-21-236 11-467 53-703 83-230 29-456 38-682 83-225 44-444 86-662 144l-227 104-207 62h-62">
          <text:p/>
        </draw:path>
        <draw:g>
          <draw:circle draw:style-name="gr4" draw:text-style-name="P1" draw:layer="layout" svg:width="0.762cm" svg:height="0.762cm" svg:x="4.353cm" svg:y="6.987cm">
            <text:p/>
          </draw:circle>
          <draw:line draw:style-name="gr3" draw:text-style-name="P1" draw:layer="layout" svg:x1="4.769cm" svg:y1="7.749cm" svg:x2="4.769cm" svg:y2="8.511cm">
            <text:p/>
          </draw:line>
          <draw:line draw:style-name="gr3" draw:text-style-name="P1" draw:layer="layout" svg:x1="4.769cm" svg:y1="7.749cm" svg:x2="4.32cm" svg:y2="8.154cm">
            <text:p/>
          </draw:line>
          <draw:line draw:style-name="gr3" draw:text-style-name="P1" draw:layer="layout" svg:x1="3.807cm" svg:y1="7.587cm" svg:x2="4.32cm" svg:y2="8.154cm">
            <text:p/>
          </draw:line>
          <draw:line draw:style-name="gr3" draw:text-style-name="P1" draw:layer="layout" svg:x1="4.769cm" svg:y1="7.749cm" svg:x2="5.319cm" svg:y2="8.127cm">
            <text:p/>
          </draw:line>
          <draw:line draw:style-name="gr3" draw:text-style-name="P1" draw:layer="layout" svg:x1="5.589cm" svg:y1="8.667cm" svg:x2="5.319cm" svg:y2="8.127cm">
            <text:p/>
          </draw:line>
          <draw:line draw:style-name="gr3" draw:text-style-name="P1" draw:layer="layout" svg:x1="4.769cm" svg:y1="8.511cm" svg:x2="4.32cm" svg:y2="9.45cm">
            <text:p/>
          </draw:line>
          <draw:line draw:style-name="gr3" draw:text-style-name="P1" draw:layer="layout" svg:x1="5.319cm" svg:y1="9.369cm" svg:x2="4.769cm" svg:y2="8.511cm">
            <text:p/>
          </draw:line>
        </draw:g>
        <draw:circle draw:style-name="gr4" draw:text-style-name="P1" draw:layer="layout" svg:width="0.762cm" svg:height="0.762cm" svg:x="12.56cm" svg:y="7.042cm">
          <text:p/>
        </draw:circle>
        <draw:line draw:style-name="gr3" draw:text-style-name="P1" draw:layer="layout" svg:x1="12.976cm" svg:y1="7.804cm" svg:x2="12.976cm" svg:y2="8.566cm">
          <text:p/>
        </draw:line>
        <draw:line draw:style-name="gr3" draw:text-style-name="P1" draw:layer="layout" svg:x1="12.976cm" svg:y1="7.804cm" svg:x2="12.527cm" svg:y2="8.209cm">
          <text:p/>
        </draw:line>
        <draw:line draw:style-name="gr3" draw:text-style-name="P1" draw:layer="layout" svg:x1="12.014cm" svg:y1="7.642cm" svg:x2="12.527cm" svg:y2="8.209cm">
          <text:p/>
        </draw:line>
        <draw:line draw:style-name="gr3" draw:text-style-name="P1" draw:layer="layout" svg:x1="12.976cm" svg:y1="7.804cm" svg:x2="12.527cm" svg:y2="8.046cm">
          <text:p/>
        </draw:line>
        <draw:line draw:style-name="gr3" draw:text-style-name="P1" draw:layer="layout" svg:x1="12.527cm" svg:y1="8.046cm" svg:x2="11.987cm" svg:y2="7.452cm">
          <text:p/>
        </draw:line>
        <draw:line draw:style-name="gr3" draw:text-style-name="P1" draw:layer="layout" svg:x1="12.976cm" svg:y1="8.566cm" svg:x2="12.527cm" svg:y2="9.505cm">
          <text:p/>
        </draw:line>
        <draw:line draw:style-name="gr3" draw:text-style-name="P1" draw:layer="layout" svg:x1="13.526cm" svg:y1="9.424cm" svg:x2="12.976cm" svg:y2="8.566cm">
          <text:p/>
        </draw:line>
        <draw:frame draw:style-name="gr5" draw:text-style-name="P1" draw:layer="layout" svg:width="2.754cm" svg:height="1.675cm" svg:x="3.346cm" svg:y="4.786cm">
          <draw:text-box>
            <text:p text:style-name="P1">Data</text:p>
            <text:p text:style-name="P1">Science</text:p>
          </draw:text-box>
        </draw:frame>
        <draw:frame draw:style-name="gr5" draw:text-style-name="P1" draw:layer="layout" svg:width="3.351cm" svg:height="2.387cm" svg:x="11.321cm" svg:y="4.282cm">
          <draw:text-box>
            <text:p text:style-name="P1">Machine</text:p>
            <text:p text:style-name="P1">Learning</text:p>
            <text:p text:style-name="P1">Engineers</text:p>
          </draw:text-box>
        </draw:frame>
        <draw:frame draw:style-name="gr5" draw:layer="layout" svg:width="2.225cm" svg:height="0.963cm" svg:x="9.728cm" svg:y="1.012cm">
          <draw:text-box>
            <text:p>Model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</meta:initial-creator>
    <meta:creation-date>2018-09-02T10:11:41.31</meta:creation-date>
    <meta:editing-duration>PT22H7M52S</meta:editing-duration>
    <meta:editing-cycles>2</meta:editing-cycles>
    <dc:date>2018-09-03T08:49:56.85</dc:date>
    <dc:creator>Scott </dc:creator>
    <meta:document-statistic meta:object-count="48"/>
    <meta:generator>OpenOffice/4.1.5$Win32 OpenOffice.org_project/415m1$Build-9789</meta:generator>
  </office:meta>
</office:document-meta>
</file>